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">
      <style:paragraph-properties fo:margin-top="0.2362in" fo:margin-bottom="0.1965in" loext:contextual-spacing="false" fo:text-align="center" style:justify-single-word="false" style:page-number="auto" fo:padding="0.0193in" fo:border="0.06pt solid #000000" style:shadow="#808080 0.0709in 0.0709in" style:writing-mode="page"/>
      <style:text-properties fo:font-weight="bold" officeooo:rsid="002628a0" officeooo:paragraph-rsid="002628a0" style:font-weight-asian="bold" style:font-weight-complex="bold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Heading" style:list-style-name="L1"/>
    <style:style style:name="P9" style:family="paragraph" style:parent-style-name="Heading" style:list-style-name="L1">
      <style:text-properties officeooo:paragraph-rsid="0022027b"/>
    </style:style>
    <style:style style:name="P10" style:family="paragraph" style:parent-style-name="Heading" style:list-style-name="L1">
      <style:text-properties officeooo:rsid="000652db" officeooo:paragraph-rsid="000652db"/>
    </style:style>
    <style:style style:name="P11" style:family="paragraph" style:parent-style-name="Heading" style:list-style-name="L1">
      <style:text-properties officeooo:rsid="000652db" officeooo:paragraph-rsid="0013f08e"/>
    </style:style>
    <style:style style:name="T1" style:family="text">
      <style:text-properties officeooo:rsid="00101c55"/>
    </style:style>
    <style:style style:name="T2" style:family="text">
      <style:text-properties officeooo:rsid="0014e6fc"/>
    </style:style>
    <style:style style:name="T3" style:family="text">
      <style:text-properties officeooo:rsid="001bf997"/>
    </style:style>
    <style:style style:name="T4" style:family="text">
      <style:text-properties officeooo:rsid="002125c5"/>
    </style:style>
    <style:style style:name="T5" style:family="text">
      <style:text-properties officeooo:rsid="0022027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<text:s/>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6">Vous devez être joignable au téléphone la veille et le jour de la chirurgie.</text:p>
      <text:p text:style-name="P3"><text:text-input text:description="&lt;o.partner_id.title.name&gt;">&lt;o.partner_id.title.name&gt;</text:text-input>, vous avez rendez-vous :</text:p>
      <text:p text:style-name="P3"/>
      <text:list xml:id="list2622587891" text:style-name="L1">
        <text:list-item>
          <text:p text:style-name="P10"><text:text-input text:description="&lt;if test=&quot;o.preop_meeting_id&quot;&gt;">&lt;if test="o.preop_meeting_id&gt;</text:text-input><text:s/><text:span text:style-name="T1">Pour le rendez vous pre-opératoire:<text:line-break/>le:</text:span><text:span text:style-name="T1"><text:text-input text:description="&lt;only_time3()&gt;">&lt;only_time3()&gt;</text:text-input></text:span><text:span text:style-name="T1"><text:line-break/>au cabinet, ancre de marine, baie de l'orphelinat.</text:span><text:span text:style-name="T1"><text:text-input text:description="&lt;/if&gt;">&lt;/if&gt;</text:text-input></text:span></text:p>
        </text:list-item>
        <text:list-item>
          <text:p text:style-name="P9"><text:text-input text:description="&lt;ane_comment&gt;">&lt;ane_comment&gt;</text:text-input><text:text-input text:description="&lt;ane_comment&gt;"/>Pour la consultation d'anesthésie<text:span text:style-name="T3">:<text:line-break/></text:span>le : <text:text-input text:description="&lt;only_time2()&gt;">&lt;only_time2()&gt;</text:text-input><text:line-break/><text:span text:style-name="T5">en face de l'ancienne </text:span>Clinique <text:span text:style-name="T5">Magnin (maison blanche)<text:line-break/>Rue du RP ROMAN, Vallée des colons.</text:span><text:line-break/>En cas d'empêchement merci de prévenir dès que possible au : <text:span text:style-name="T5">27 45 05</text:span></text:p>
        </text:list-item>
        <text:list-item>
          <text:p text:style-name="P8">Pour la chirurgie le: <text:text-input text:description="&lt;o.bloc_agenda_id.wd&gt;">&lt;o.bloc_agenda_id.wd&gt;</text:text-input><text:s/>à <text:text-input text:description="&lt;o.notification_time&gt;">&lt;o.notification_time&gt;</text:text-input><text:line-break/>à jeun depuis <text:span text:style-name="T5">7</text:span>h du matin<text:span text:style-name="T4">, ni boire, ni fumer, ni manger</text:span><text:line-break/>à la Clinique <text:span text:style-name="T5">à Nouville</text:span>.</text:p>
        </text:list-item>
        <text:list-item>
          <text:p text:style-name="P11"><text:span text:style-name="T2"><text:text-input text:description="&lt;if test=&quot;o.po_meeting_id&quot;&gt;">&lt;if test="o.po_meeting_id&gt;</text:text-input></text:span><text:s/><text:span text:style-name="T1">Pour le rendez vous post-opératoire:<text:line-break/>le: </text:span><text:span text:style-name="T1"><text:text-input text:description="&lt;only_time1()&gt;">&lt;only_time1()&gt;</text:text-input></text:span><text:span text:style-name="T1"><text:line-break/>au cabinet, ancre de marine, baie de l'orphelinat.</text:span><text:span text:style-name="T1"><text:text-input text:description="&lt;/if&gt;">&lt;/if&gt;</text:text-input></text:span></text:p>
        </text:list-item>
      </text:list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83in" fo:margin-bottom="0in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9-11-06T23:40:46.291095213</dc:date>
    <meta:editing-duration>PT7H9M33S</meta:editing-duration>
    <meta:editing-cycles>113</meta:editing-cycles>
    <meta:generator>LibreOffice/6.1.5.2$Linux_X86_64 LibreOffice_project/10$Build-2</meta:generator>
    <meta:document-statistic meta:table-count="0" meta:image-count="0" meta:object-count="0" meta:page-count="1" meta:paragraph-count="14" meta:word-count="176" meta:character-count="1000" meta:non-whitespace-character-count="889"/>
  </office:meta>
</office:document-meta>
</file>